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verage" svg:font-family="Average"/>
    <style:font-face style:name="Oswald" svg:font-family="Oswa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ffffff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solid" draw:fill-color="#cacac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ffd9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e0e0e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9e9e9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TITLE_5f_ONL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ONL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MAIN_5f_POIN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1" style:family="presentation" style:parent-style-name="MAIN_5f_POI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3" style:family="presentation" style:parent-style-name="SECTION_5f_HEADER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SECTION_5f_TITLE_5f_AND_5f_DESCRIPTION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5" style:family="presentation" style:parent-style-name="SECTION_5f_TITLE_5f_AND_5f_DESCRIPTION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6" style:family="presentation" style:parent-style-name="SECTION_5f_TITLE_5f_AND_5f_DESCRIPTION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8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9" style:family="presentation" style:parent-style-name="TITLE_5f_AND_5f_TWO_5f_COLUMNS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BLANK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1" style:family="presentation" style:parent-style-name="BLANK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2" style:family="presentation" style:parent-style-name="BLANK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3" style:family="presentation" style:parent-style-name="BLANK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ONLY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5" style:family="presentation" style:parent-style-name="TITLE_5f_ONL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ONL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BLANK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2.79cm" style:use-optimal-column-width="false"/>
    </style:style>
    <style:style style:name="ro1" style:family="table-row">
      <style:table-row-properties style:row-height="1.062cm"/>
    </style:style>
    <style:style style:name="ro2" style:family="table-row">
      <style:table-row-properties style:row-height="8.029cm"/>
    </style:style>
    <style:style style:name="ce1" style:family="table-cell">
      <loext:graphic-properties draw:fill="solid" draw:fill-color="#ffffff" draw:textarea-vertical-align="top" fo:padding-top="0.253cm" fo:padding-bottom="0.253cm" fo:padding-left="0.253cm" fo:padding-right="0.253cm"/>
      <style:paragraph-properties fo:border="0.37pt dashed #e0e0e0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="0.37pt dashed #e0e0e0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15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cacaca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ffd966"/>
      <style:paragraph-properties fo:text-align="start" style:font-independent-line-spacing="true"/>
      <style:text-properties fo:font-size="14pt"/>
    </style:style>
    <style:style style:name="P19" style:family="paragraph">
      <loext:graphic-properties draw:fill="solid" draw:fill-color="#e0e0e0"/>
      <style:paragraph-properties fo:text-align="start" style:font-independent-line-spacing="true"/>
      <style:text-properties fo:font-size="14pt"/>
    </style:style>
    <style:style style:name="P20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cacaca" style:text-line-through-style="none" style:text-line-through-type="none" style:text-position="0% 100%" style:font-name="Average" fo:font-size="21pt" fo:letter-spacing="normal" fo:font-style="normal" style:text-underline-style="none" fo:font-weight="normal" style:font-name-asian="Average" style:font-size-asian="21pt" style:font-style-asian="normal" style:font-weight-asian="normal" style:font-name-complex="Average" style:font-size-complex="21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4" style:family="text">
      <style:text-properties fo:font-variant="normal" fo:text-transform="none" fo:color="#cacaca" style:text-line-through-style="none" style:text-line-through-type="none" style:text-position="0% 100%" style:font-name="Average" fo:font-size="18pt" fo:letter-spacing="normal" fo:font-style="normal" style:text-underline-style="none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T5" style:family="text">
      <style:text-properties fo:font-variant="normal" fo:text-transform="none" fo:color="#37474f" style:text-line-through-style="none" style:text-line-through-type="none" style:text-position="0% 100%" style:font-name="Average" fo:font-size="18pt" fo:letter-spacing="normal" fo:font-style="normal" style:text-underline-style="none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T6" style:family="text">
      <style:text-properties fo:font-variant="normal" fo:text-transform="none" fo:color="#cacaca" style:text-line-through-style="none" style:text-line-through-type="none" style:text-position="0% 100%" style:font-name="Average" fo:font-size="16pt" fo:letter-spacing="normal" fo:font-style="normal" style:text-underline-style="none" fo:font-weight="normal" style:font-name-asian="Average" style:font-size-asian="16pt" style:font-style-asian="normal" style:font-weight-asian="normal" style:font-name-complex="Average" style:font-size-complex="16pt" style:font-style-complex="normal" style:font-weight-complex="normal"/>
    </style:style>
    <style:style style:name="T7" style:family="text">
      <style:text-properties fo:font-variant="normal" fo:text-transform="none" fo:color="#37474f" style:text-line-through-style="none" style:text-line-through-type="none" style:text-position="0% 100%" style:font-name="Oswald" fo:font-size="42pt" fo:letter-spacing="normal" fo:font-style="normal" style:text-underline-style="none" fo:font-weight="bold" style:font-name-asian="Oswald" style:font-size-asian="42pt" style:font-style-asian="normal" style:font-weight-asian="bold" style:font-name-complex="Oswald" style:font-size-complex="42pt" style:font-style-complex="normal" style:font-weight-complex="bold"/>
    </style:style>
    <style:style style:name="T8" style:family="text">
      <style:text-properties fo:font-variant="normal" fo:text-transform="none" fo:color="#37474f" style:text-line-through-style="none" style:text-line-through-type="none" style:text-position="0% 100%" style:font-name="Oswald" fo:font-size="42pt" fo:letter-spacing="normal" fo:font-style="normal" style:text-underline-style="none" fo:font-weight="normal" style:font-name-asian="Oswald" style:font-size-asian="42pt" style:font-style-asian="normal" style:font-weight-asian="normal" style:font-name-complex="Oswald" style:font-size-complex="42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Oswald" fo:font-size="36pt" fo:letter-spacing="normal" fo:font-style="normal" style:text-underline-style="none" fo:font-weight="normal" style:font-name-asian="Oswald" style:font-size-asian="36pt" style:font-style-asian="normal" style:font-weight-asian="normal" style:font-name-complex="Oswald" style:font-size-complex="36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Oswald" fo:font-size="42pt" fo:letter-spacing="normal" fo:font-style="normal" style:text-underline-style="none" fo:font-weight="normal" style:font-name-asian="Oswald" style:font-size-asian="42pt" style:font-style-asian="normal" style:font-weight-asian="normal" style:font-name-complex="Oswald" style:font-size-complex="42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verage" fo:font-size="21pt" fo:letter-spacing="normal" fo:font-style="normal" style:text-underline-style="none" fo:font-weight="bold" style:font-name-asian="Average" style:font-size-asian="21pt" style:font-style-asian="normal" style:font-weight-asian="bold" style:font-name-complex="Average" style:font-size-complex="21pt" style:font-style-complex="normal" style:font-weight-complex="bold"/>
    </style:style>
    <style:style style:name="T12" style:family="text">
      <style:text-properties fo:font-variant="normal" fo:text-transform="none" fo:color="#cacaca" style:text-line-through-style="none" style:text-line-through-type="none" style:text-position="0% 100%" style:font-name="Average" fo:font-size="16pt" fo:letter-spacing="normal" fo:font-style="normal" style:text-underline-style="none" fo:font-weight="bold" style:font-name-asian="Average" style:font-size-asian="16pt" style:font-style-asian="normal" style:font-weight-asian="bold" style:font-name-complex="Average" style:font-size-complex="16pt" style:font-style-complex="normal" style:font-weight-complex="bold"/>
    </style:style>
    <style:style style:name="T13" style:family="text">
      <style:text-properties fo:font-variant="normal" fo:text-transform="none" fo:color="#e0e0e0" style:text-line-through-style="none" style:text-line-through-type="none" style:text-position="0% 100%" style:font-name="Average" fo:font-size="14pt" fo:letter-spacing="normal" fo:font-style="normal" style:text-underline-style="none" fo:font-weight="bold" style:font-name-asian="Average" style:font-size-asian="14pt" style:font-style-asian="normal" style:font-weight-asian="bold" style:font-name-complex="Average" style:font-size-complex="14pt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verage" fo:font-size="14pt" fo:letter-spacing="normal" fo:font-style="normal" style:text-underline-style="none" fo:font-weight="bold" style:font-name-asian="Average" style:font-size-asian="14pt" style:font-style-asian="normal" style:font-weight-asian="bold" style:font-name-complex="Average" style:font-size-complex="14pt" style:font-style-complex="normal" style:font-weight-complex="bold"/>
    </style:style>
    <style:style style:name="T15" style:family="text">
      <style:text-properties fo:font-variant="normal" fo:text-transform="none" fo:color="#ffd966" style:text-line-through-style="none" style:text-line-through-type="none" style:text-position="0% 100%" style:font-name="Average" fo:font-size="14pt" fo:letter-spacing="normal" fo:font-style="normal" style:text-underline-style="none" fo:font-weight="bold" style:font-name-asian="Average" style:font-size-asian="14pt" style:font-style-asian="normal" style:font-weight-asian="bold" style:font-name-complex="Average" style:font-size-complex="14pt" style:font-style-complex="normal" style:font-weight-complex="bold"/>
    </style:style>
    <style:style style:name="T16" style:family="text">
      <style:text-properties fo:font-variant="normal" fo:text-transform="none" fo:color="#37474f" style:text-line-through-style="none" style:text-line-through-type="none" style:text-position="0% 100%" style:font-name="Average" fo:font-size="14pt" fo:letter-spacing="normal" fo:font-style="normal" style:text-underline-style="none" fo:font-weight="bold" style:font-name-asian="Average" style:font-size-asian="14pt" style:font-style-asian="normal" style:font-weight-asian="bold" style:font-name-complex="Average" style:font-size-complex="14pt" style:font-style-complex="normal" style:font-weight-complex="bold"/>
    </style:style>
    <style:style style:name="T17" style:family="text">
      <style:text-properties fo:font-variant="normal" fo:text-transform="none" fo:color="#37474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Average" fo:font-size="18pt" fo:letter-spacing="normal" fo:font-style="normal" style:text-underline-style="none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T19" style:family="text">
      <style:text-properties fo:font-variant="normal" fo:text-transform="none" fo:color="#37474f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Average" fo:font-size="17pt" fo:letter-spacing="normal" fo:font-style="normal" style:text-underline-style="none" fo:font-weight="normal" style:font-name-asian="Average" style:font-size-asian="17pt" style:font-style-asian="normal" style:font-weight-asian="normal" style:font-name-complex="Average" style:font-size-complex="17pt" style:font-style-complex="normal" style:font-weight-complex="normal"/>
    </style:style>
    <style:style style:name="T21" style:family="text">
      <style:text-properties fo:font-variant="normal" fo:text-transform="none" fo:color="#cacaca" style:text-line-through-style="none" style:text-line-through-type="none" style:text-position="0% 100%" style:font-name="Average" fo:font-size="13pt" fo:letter-spacing="normal" fo:font-style="normal" style:text-underline-style="none" fo:font-weight="normal" style:font-name-asian="Average" style:font-size-asian="13pt" style:font-style-asian="normal" style:font-weight-asian="normal" style:font-name-complex="Average" style:font-size-complex="1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cacac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verage" fo:color="#cacac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37474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37474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Average" fo:color="#37474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54cm" text:min-label-width="0.916cm"/>
        <style:text-properties style:font-name="Average" fo:color="#cacac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18cm" text:min-label-width="0.952cm"/>
        <style:text-properties style:font-name="Averag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04;p25" presentation:style-name="pr1" draw:text-style-name="P2" draw:layer="layout" svg:width="21.67cm" svg:height="4.805cm" svg:x="1.865cm" svg:y="2.752cm" presentation:class="title" presentation:user-transformed="true">
          <draw:text-box>
            <text:p text:style-name="P1"><text:span text:style-name="T1">CCDC Presentation</text:span><text:span text:style-name="T1"><text:line-break/></text:span><text:span text:style-name="T1">&lt;Placeholder Title&gt; </text:span></text:p>
          </draw:text-box>
        </draw:frame>
        <draw:frame draw:name="Google Shape;105;p25" presentation:style-name="pr2" draw:text-style-name="P3" draw:layer="layout" svg:width="21.67cm" svg:height="2.201cm" svg:x="1.865cm" svg:y="8.819cm" presentation:class="subtitle" presentation:user-transformed="true">
          <draw:text-box>
            <text:p text:style-name="P1"><text:span text:style-name="T2">Team ##</text:span></text:p>
          </draw:text-box>
        </draw:frame>
        <presentation:notes draw:style-name="dp2">
          <draw:page-thumbnail draw:name="Google Shape;101;g2ab7efb8ebc_1_50:notes" draw:style-name="gr1" draw:layer="layout" svg:width="16.933cm" svg:height="9.524cm" svg:x="1.059cm" svg:y="1.905cm" draw:page-number="1" presentation:class="page"/>
          <draw:frame draw:name="Google Shape;102;g2ab7efb8ebc_1_5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verview" draw:style-name="dp1" draw:master-page-name="TITLE_5f_AND_5f_BODY" presentation:presentation-page-layout-name="AL2T1">
        <draw:frame draw:name="Google Shape;110;p2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Overview</text:span></text:p>
          </draw:text-box>
        </draw:frame>
        <draw:frame draw:name="Google Shape;111;p26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Topic #1</text:span></text:p>
              </text:list-item>
              <text:list-item>
                <text:p text:style-name="P7"><text:span text:style-name="T4">Topic #2</text:span></text:p>
              </text:list-item>
              <text:list-item>
                <text:p text:style-name="P7"><text:span text:style-name="T4">Topic #3</text:span></text:p>
              </text:list-item>
              <text:list-item>
                <text:p text:style-name="P7"><text:span text:style-name="T4">Topic #4</text:span></text:p>
              </text:list-item>
            </text:list>
          </draw:text-box>
        </draw:frame>
        <presentation:notes draw:style-name="dp2">
          <draw:page-thumbnail draw:name="Google Shape;107;g2ab7efb8ebc_1_56:notes" draw:style-name="gr1" draw:layer="layout" svg:width="16.933cm" svg:height="9.524cm" svg:x="1.059cm" svg:y="1.905cm" draw:page-number="2" presentation:class="page"/>
          <draw:frame draw:name="Google Shape;108;g2ab7efb8ebc_1_56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nderstanding the problem" draw:style-name="dp1" draw:master-page-name="TITLE_5f_ONLY" presentation:presentation-page-layout-name="AL3T19">
        <draw:frame draw:name="Google Shape;116;p27" presentation:style-name="pr7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Understanding the problem</text:span></text:p>
          </draw:text-box>
        </draw:frame>
        <draw:g draw:name="Google Shape;117;p27">
          <draw:custom-shape draw:name="Google Shape;118;p27" draw:style-name="gr2" draw:text-style-name="P9" draw:layer="layout" svg:width="7.302cm" svg:height="1.288cm" svg:x="1.2cm" svg:y="3.625cm">
            <text:p text:style-name="P5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9;p27" draw:style-name="gr3" draw:text-style-name="P10" draw:layer="layout" svg:width="7.302cm" svg:height="9.489cm" svg:x="1.2cm" svg:y="3.625cm">
            <text:p text:style-name="P5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20;p27" presentation:style-name="pr8" draw:text-style-name="P8" draw:layer="layout" svg:width="6.928cm" svg:height="1.281cm" svg:x="1.407cm" svg:y="3.625cm" presentation:class="outline" presentation:user-transformed="true">
          <draw:text-box>
            <text:p text:style-name="P11"><text:span text:style-name="T5">Item 1</text:span></text:p>
          </draw:text-box>
        </draw:frame>
        <draw:frame draw:name="Google Shape;121;p27" presentation:style-name="pr8" draw:text-style-name="P8" draw:layer="layout" svg:width="6.884cm" svg:height="7.762cm" svg:x="1.412cm" svg:y="5.14cm" presentation:class="outline" presentation:user-transformed="true">
          <draw:text-box>
            <text:p text:style-name="P12"><text:span text:style-name="T6">a</text:span></text:p>
          </draw:text-box>
        </draw:frame>
        <draw:g draw:name="Google Shape;122;p27">
          <draw:custom-shape draw:name="Google Shape;123;p27" draw:style-name="gr2" draw:text-style-name="P9" draw:layer="layout" svg:width="7.302cm" svg:height="1.288cm" svg:x="9.233cm" svg:y="3.625cm">
            <text:p text:style-name="P5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4;p27" draw:style-name="gr3" draw:text-style-name="P10" draw:layer="layout" svg:width="7.302cm" svg:height="9.489cm" svg:x="9.223cm" svg:y="3.625cm">
            <text:p text:style-name="P5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25;p27" presentation:style-name="pr8" draw:text-style-name="P8" draw:layer="layout" svg:width="6.928cm" svg:height="1.281cm" svg:x="9.415cm" svg:y="3.625cm" presentation:class="outline" presentation:user-transformed="true">
          <draw:text-box>
            <text:p text:style-name="P11"><text:span text:style-name="T5">Item 2</text:span></text:p>
          </draw:text-box>
        </draw:frame>
        <draw:frame draw:name="Google Shape;126;p27" presentation:style-name="pr8" draw:text-style-name="P8" draw:layer="layout" svg:width="6.884cm" svg:height="7.762cm" svg:x="9.435cm" svg:y="5.14cm" presentation:class="outline" presentation:user-transformed="true">
          <draw:text-box>
            <text:p text:style-name="P12"><text:span text:style-name="T6">b</text:span></text:p>
          </draw:text-box>
        </draw:frame>
        <draw:g draw:name="Google Shape;127;p27">
          <draw:custom-shape draw:name="Google Shape;128;p27" draw:style-name="gr3" draw:text-style-name="P10" draw:layer="layout" svg:width="7.302cm" svg:height="9.489cm" svg:x="17.265cm" svg:y="3.625cm">
            <text:p text:style-name="P5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9;p27" draw:style-name="gr2" draw:text-style-name="P9" draw:layer="layout" svg:width="7.312cm" svg:height="1.288cm" svg:x="17.257cm" svg:y="3.625cm">
            <text:p text:style-name="P5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30;p27" presentation:style-name="pr8" draw:text-style-name="P8" draw:layer="layout" svg:width="6.928cm" svg:height="1.281cm" svg:x="17.424cm" svg:y="3.625cm" presentation:class="outline" presentation:user-transformed="true">
          <draw:text-box>
            <text:p text:style-name="P11"><text:span text:style-name="T5">Item 3</text:span></text:p>
          </draw:text-box>
        </draw:frame>
        <draw:frame draw:name="Google Shape;131;p27" presentation:style-name="pr8" draw:text-style-name="P8" draw:layer="layout" svg:width="6.884cm" svg:height="7.762cm" svg:x="17.462cm" svg:y="5.14cm" presentation:class="outline" presentation:user-transformed="true">
          <draw:text-box>
            <text:p text:style-name="P12"><text:span text:style-name="T6">c</text:span></text:p>
          </draw:text-box>
        </draw:frame>
        <presentation:notes draw:style-name="dp2">
          <draw:page-thumbnail draw:name="Google Shape;113;g2ab7efb8ebc_1_61:notes" draw:style-name="gr1" draw:layer="layout" svg:width="16.933cm" svg:height="9.524cm" svg:x="1.059cm" svg:y="1.905cm" draw:page-number="3" presentation:class="page"/>
          <draw:frame draw:name="Google Shape;114;g2ab7efb8ebc_1_61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objective: &#10;a" draw:style-name="dp1" draw:master-page-name="MAIN_5f_POINT">
        <draw:frame draw:name="Google Shape;136;p28" presentation:style-name="pr10" draw:text-style-name="P2" draw:layer="layout" svg:width="17.297cm" svg:height="11.362cm" svg:x="1.362cm" svg:y="1.462cm" presentation:class="title" presentation:user-transformed="true">
          <draw:text-box>
            <text:p text:style-name="P5"><text:span text:style-name="T7">Project objective: </text:span><text:span text:style-name="T7"><text:line-break/></text:span><text:span text:style-name="T8">a</text:span></text:p>
          </draw:text-box>
        </draw:frame>
        <presentation:notes draw:style-name="dp2">
          <draw:page-thumbnail draw:name="Google Shape;133;g2ab7efb8ebc_1_80:notes" draw:style-name="gr1" draw:layer="layout" svg:width="16.933cm" svg:height="9.524cm" svg:x="1.059cm" svg:y="1.905cm" draw:page-number="4" presentation:class="page"/>
          <draw:frame draw:name="Google Shape;134;g2ab7efb8ebc_1_8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nderstanding the problem" draw:style-name="dp1" draw:master-page-name="SECTION_5f_HEADER">
        <draw:frame draw:name="Google Shape;141;p29" presentation:style-name="pr12" draw:text-style-name="P13" draw:layer="layout" svg:width="21.811cm" svg:height="2.391cm" svg:x="1.865cm" svg:y="5.948cm" presentation:class="title" presentation:user-transformed="true">
          <draw:text-box>
            <text:p text:style-name="P1"><text:span text:style-name="T9">Understanding the problem</text:span></text:p>
          </draw:text-box>
        </draw:frame>
        <presentation:notes draw:style-name="dp2">
          <draw:page-thumbnail draw:name="Google Shape;138;g2ab7efb8ebc_1_84:notes" draw:style-name="gr1" draw:layer="layout" svg:width="16.933cm" svg:height="9.524cm" svg:x="1.059cm" svg:y="1.905cm" draw:page-number="5" presentation:class="page"/>
          <draw:frame draw:name="Google Shape;139;g2ab7efb8ebc_1_84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rget audience" draw:style-name="dp1" draw:master-page-name="SECTION_5f_TITLE_5f_AND_5f_DESCRIPTION">
        <draw:frame draw:name="Google Shape;146;p30" presentation:style-name="pr14" draw:text-style-name="P14" draw:layer="layout" svg:width="11.236cm" svg:height="4.654cm" svg:x="0.738cm" svg:y="4.816cm" presentation:class="title" presentation:user-transformed="true">
          <draw:text-box>
            <text:p text:style-name="P1"><text:span text:style-name="T10">Target audience</text:span></text:p>
          </draw:text-box>
        </draw:frame>
        <draw:frame draw:name="Google Shape;147;p30" presentation:style-name="pr15" draw:text-style-name="P8" draw:layer="layout" svg:width="10.657cm" svg:height="10.263cm" svg:x="13.721cm" svg:y="2.012cm" presentation:class="outline" presentation:user-transformed="true">
          <draw:text-box>
            <text:p text:style-name="P11"><text:span text:style-name="T5">a</text:span></text:p>
            <text:p text:style-name="P15"><text:span text:style-name="T5">The competition:</text:span></text:p>
            <text:list text:style-name="L10">
              <text:list-item>
                <text:p text:style-name="P11"><text:span text:style-name="T5">a</text:span></text:p>
              </text:list-item>
            </text:list>
          </draw:text-box>
        </draw:frame>
        <presentation:notes draw:style-name="dp2">
          <draw:page-thumbnail draw:name="Google Shape;143;g2ab7efb8ebc_1_88:notes" draw:style-name="gr1" draw:layer="layout" svg:width="16.933cm" svg:height="9.524cm" svg:x="1.059cm" svg:y="1.905cm" draw:page-number="6" presentation:class="page"/>
          <draw:frame draw:name="Google Shape;144;g2ab7efb8ebc_1_88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ends" draw:style-name="dp1" draw:master-page-name="TITLE_5f_AND_5f_TWO_5f_COLUMNS" presentation:presentation-page-layout-name="AL4T3">
        <draw:frame draw:name="Google Shape;152;p31" presentation:style-name="pr17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rends</text:span></text:p>
          </draw:text-box>
        </draw:frame>
        <draw:frame draw:name="Google Shape;153;p31" presentation:style-name="pr18" draw:text-style-name="P10" draw:layer="layout" svg:width="11.11cm" svg:height="9.489cm" svg:x="0.866cm" svg:y="3.201cm" presentation:class="outline" presentation:user-transformed="true">
          <draw:text-box>
            <text:p text:style-name="P11"><text:span text:style-name="T11">Trend 1</text:span></text:p>
            <text:list text:style-name="L12">
              <text:list-item>
                <text:p text:style-name="P15"><text:span text:style-name="T6">a</text:span></text:p>
              </text:list-item>
            </text:list>
          </draw:text-box>
        </draw:frame>
        <draw:frame draw:name="Google Shape;154;p31" presentation:style-name="pr18" draw:text-style-name="P10" draw:layer="layout" svg:width="11.11cm" svg:height="9.489cm" svg:x="13.423cm" svg:y="3.201cm" presentation:class="outline" presentation:user-transformed="true">
          <draw:text-box>
            <text:p text:style-name="P11"><text:span text:style-name="T11">Trend 2</text:span></text:p>
            <text:p text:style-name="P15"><text:span text:style-name="T6">a</text:span></text:p>
            <text:p text:style-name="P15"><text:span text:style-name="T12">b</text:span></text:p>
            <text:list text:style-name="L12">
              <text:list-item>
                <text:p text:style-name="P11"><text:span text:style-name="T6">c</text:span></text:p>
              </text:list-item>
            </text:list>
          </draw:text-box>
        </draw:frame>
        <presentation:notes draw:style-name="dp2">
          <draw:page-thumbnail draw:name="Google Shape;149;g2ab7efb8ebc_1_93:notes" draw:style-name="gr1" draw:layer="layout" svg:width="16.933cm" svg:height="9.524cm" svg:x="1.059cm" svg:y="1.905cm" draw:page-number="7" presentation:class="page"/>
          <draw:frame draw:name="Google Shape;150;g2ab7efb8ebc_1_93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ysis" draw:style-name="dp1" draw:master-page-name="BLANK">
        <draw:frame draw:name="Google Shape;159;p32" presentation:style-name="pr20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nalysis</text:span></text:p>
          </draw:text-box>
        </draw:frame>
        <draw:frame draw:name="Google Shape;160;p32" presentation:style-name="pr21" draw:text-style-name="P8" draw:layer="layout" svg:width="11.11cm" svg:height="9.489cm" svg:x="0.866cm" svg:y="3.201cm" presentation:class="outline" presentation:user-transformed="true">
          <draw:text-box>
            <text:p text:style-name="P11"><text:span text:style-name="T11">Findings</text:span></text:p>
            <text:p text:style-name="P16"><text:span text:style-name="T6">&lt;Faster to make a bar graph elsewhere, then import to here; keeping template to the right in case it comes in handy&gt;</text:span></text:p>
          </draw:text-box>
        </draw:frame>
        <draw:frame draw:name="Google Shape;161;p32" presentation:style-name="pr22" draw:text-style-name="P8" draw:layer="layout" svg:width="1.914cm" svg:height="0.607cm" svg:x="22.212cm" svg:y="0.706cm" presentation:class="outline" presentation:user-transformed="true">
          <draw:text-box>
            <text:p text:style-name="P5"><text:span text:style-name="T13">Item 1</text:span></text:p>
          </draw:text-box>
        </draw:frame>
        <draw:custom-shape draw:name="Google Shape;162;p32" draw:style-name="gr2" draw:text-style-name="P9" draw:layer="layout" svg:width="0.607cm" svg:height="0.607cm" svg:x="24.127cm" svg:y="0.706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3;p32" presentation:style-name="pr22" draw:text-style-name="P8" draw:layer="layout" svg:width="1.914cm" svg:height="0.607cm" svg:x="22.212cm" svg:y="1.673cm" presentation:class="outline" presentation:user-transformed="true">
          <draw:text-box>
            <text:p text:style-name="P5"><text:span text:style-name="T13">Item 2</text:span></text:p>
          </draw:text-box>
        </draw:frame>
        <draw:custom-shape draw:name="Google Shape;164;p32" draw:style-name="gr4" draw:text-style-name="P17" draw:layer="layout" svg:width="0.607cm" svg:height="0.607cm" svg:x="24.127cm" svg:y="1.67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5;p32" presentation:style-name="pr22" draw:text-style-name="P8" draw:layer="layout" svg:width="1.914cm" svg:height="0.872cm" svg:x="15.803cm" svg:y="12.624cm" presentation:class="outline" presentation:user-transformed="true">
          <draw:text-box>
            <text:p text:style-name="P1"><text:span text:style-name="T14">20XX</text:span></text:p>
          </draw:text-box>
        </draw:frame>
        <draw:frame draw:name="Google Shape;166;p32" presentation:style-name="pr22" draw:text-style-name="P8" draw:layer="layout" svg:width="1.914cm" svg:height="0.872cm" svg:x="15.803cm" svg:y="7.627cm" presentation:class="outline" presentation:user-transformed="true">
          <draw:text-box>
            <text:p text:style-name="P1"><text:span text:style-name="T15">20</text:span></text:p>
          </draw:text-box>
        </draw:frame>
        <draw:custom-shape draw:name="Google Shape;167;p32" draw:style-name="gr2" draw:text-style-name="P9" draw:layer="layout" svg:width="1.915cm" svg:height="1.03cm" svg:x="15.802cm" svg:y="8.501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8;p32" presentation:style-name="pr22" draw:text-style-name="P8" draw:layer="layout" svg:width="1.914cm" svg:height="0.872cm" svg:x="15.803cm" svg:y="8.565cm" presentation:class="outline" presentation:user-transformed="true">
          <draw:text-box>
            <text:p text:style-name="P1"><text:span text:style-name="T16">5</text:span></text:p>
          </draw:text-box>
        </draw:frame>
        <draw:custom-shape draw:name="Google Shape;169;p32" draw:style-name="gr4" draw:text-style-name="P17" draw:layer="layout" svg:width="1.915cm" svg:height="3.09cm" svg:x="15.802cm" svg:y="9.53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0;p32" presentation:style-name="pr22" draw:text-style-name="P8" draw:layer="layout" svg:width="1.914cm" svg:height="0.872cm" svg:x="15.803cm" svg:y="10.595cm" presentation:class="outline" presentation:user-transformed="true">
          <draw:text-box>
            <text:p text:style-name="P1"><text:span text:style-name="T16">15</text:span></text:p>
          </draw:text-box>
        </draw:frame>
        <draw:frame draw:name="Google Shape;171;p32" presentation:style-name="pr22" draw:text-style-name="P8" draw:layer="layout" svg:width="1.914cm" svg:height="0.872cm" svg:x="18.152cm" svg:y="12.624cm" presentation:class="outline" presentation:user-transformed="true">
          <draw:text-box>
            <text:p text:style-name="P1"><text:span text:style-name="T14">20XX</text:span></text:p>
          </draw:text-box>
        </draw:frame>
        <draw:frame draw:name="Google Shape;172;p32" presentation:style-name="pr22" draw:text-style-name="P8" draw:layer="layout" svg:width="1.914cm" svg:height="0.872cm" svg:x="18.152cm" svg:y="5.748cm" presentation:class="outline" presentation:user-transformed="true">
          <draw:text-box>
            <text:p text:style-name="P1"><text:span text:style-name="T15">29</text:span></text:p>
          </draw:text-box>
        </draw:frame>
        <draw:custom-shape draw:name="Google Shape;173;p32" draw:style-name="gr2" draw:text-style-name="P9" draw:layer="layout" svg:width="1.914cm" svg:height="0.85cm" svg:x="18.152cm" svg:y="6.621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4;p32" presentation:style-name="pr22" draw:text-style-name="P8" draw:layer="layout" svg:width="1.914cm" svg:height="0.872cm" svg:x="18.152cm" svg:y="6.613cm" presentation:class="outline" presentation:user-transformed="true">
          <draw:text-box>
            <text:p text:style-name="P1"><text:span text:style-name="T16">4</text:span></text:p>
          </draw:text-box>
        </draw:frame>
        <draw:custom-shape draw:name="Google Shape;175;p32" draw:style-name="gr4" draw:text-style-name="P17" draw:layer="layout" svg:width="1.914cm" svg:height="5.154cm" svg:x="18.152cm" svg:y="7.472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6;p32" presentation:style-name="pr22" draw:text-style-name="P8" draw:layer="layout" svg:width="1.914cm" svg:height="0.872cm" svg:x="18.152cm" svg:y="9.398cm" presentation:class="outline" presentation:user-transformed="true">
          <draw:text-box>
            <text:p text:style-name="P1"><text:span text:style-name="T16">25</text:span></text:p>
          </draw:text-box>
        </draw:frame>
        <draw:frame draw:name="Google Shape;177;p32" presentation:style-name="pr22" draw:text-style-name="P8" draw:layer="layout" svg:width="1.914cm" svg:height="0.872cm" svg:x="20.502cm" svg:y="12.624cm" presentation:class="outline" presentation:user-transformed="true">
          <draw:text-box>
            <text:p text:style-name="P1"><text:span text:style-name="T14">20XX</text:span></text:p>
          </draw:text-box>
        </draw:frame>
        <draw:frame draw:name="Google Shape;178;p32" presentation:style-name="pr22" draw:text-style-name="P8" draw:layer="layout" svg:width="1.914cm" svg:height="0.872cm" svg:x="20.502cm" svg:y="3.686cm" presentation:class="outline" presentation:user-transformed="true">
          <draw:text-box>
            <text:p text:style-name="P1"><text:span text:style-name="T15">39</text:span></text:p>
          </draw:text-box>
        </draw:frame>
        <draw:custom-shape draw:name="Google Shape;179;p32" draw:style-name="gr2" draw:text-style-name="P9" draw:layer="layout" svg:width="1.914cm" svg:height="0.85cm" svg:x="20.502cm" svg:y="4.559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0;p32" presentation:style-name="pr22" draw:text-style-name="P8" draw:layer="layout" svg:width="1.914cm" svg:height="0.872cm" svg:x="20.486cm" svg:y="4.559cm" presentation:class="outline" presentation:user-transformed="true">
          <draw:text-box>
            <text:p text:style-name="P1"><text:span text:style-name="T16">4</text:span></text:p>
          </draw:text-box>
        </draw:frame>
        <draw:custom-shape draw:name="Google Shape;181;p32" draw:style-name="gr4" draw:text-style-name="P17" draw:layer="layout" svg:width="1.914cm" svg:height="7.215cm" svg:x="20.502cm" svg:y="5.41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2;p32" presentation:style-name="pr22" draw:text-style-name="P8" draw:layer="layout" svg:width="1.914cm" svg:height="0.872cm" svg:x="20.486cm" svg:y="8.155cm" presentation:class="outline" presentation:user-transformed="true">
          <draw:text-box>
            <text:p text:style-name="P1"><text:span text:style-name="T16">35</text:span></text:p>
          </draw:text-box>
        </draw:frame>
        <draw:frame draw:name="Google Shape;183;p32" presentation:style-name="pr22" draw:text-style-name="P8" draw:layer="layout" svg:width="1.914cm" svg:height="0.872cm" svg:x="22.852cm" svg:y="12.624cm" presentation:class="outline" presentation:user-transformed="true">
          <draw:text-box>
            <text:p text:style-name="P1"><text:span text:style-name="T14">20XX</text:span></text:p>
          </draw:text-box>
        </draw:frame>
        <draw:frame draw:name="Google Shape;184;p32" presentation:style-name="pr22" draw:text-style-name="P8" draw:layer="layout" svg:width="1.914cm" svg:height="0.872cm" svg:x="22.82cm" svg:y="6.17cm" presentation:class="outline" presentation:user-transformed="true">
          <draw:text-box>
            <text:p text:style-name="P1"><text:span text:style-name="T15">27</text:span></text:p>
          </draw:text-box>
        </draw:frame>
        <draw:custom-shape draw:name="Google Shape;185;p32" draw:style-name="gr2" draw:text-style-name="P9" draw:layer="layout" svg:width="1.915cm" svg:height="1.03cm" svg:x="22.819cm" svg:y="7.04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6;p32" presentation:style-name="pr22" draw:text-style-name="P8" draw:layer="layout" svg:width="1.914cm" svg:height="0.872cm" svg:x="22.851cm" svg:y="7.122cm" presentation:class="outline" presentation:user-transformed="true">
          <draw:text-box>
            <text:p text:style-name="P1"><text:span text:style-name="T16">5</text:span></text:p>
          </draw:text-box>
        </draw:frame>
        <draw:custom-shape draw:name="Google Shape;187;p32" draw:style-name="gr4" draw:text-style-name="P17" draw:layer="layout" svg:width="1.914cm" svg:height="4.551cm" svg:x="22.82cm" svg:y="8.07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8;p32" presentation:style-name="pr22" draw:text-style-name="P8" draw:layer="layout" svg:width="1.914cm" svg:height="0.872cm" svg:x="22.851cm" svg:y="9.397cm" presentation:class="outline" presentation:user-transformed="true">
          <draw:text-box>
            <text:p text:style-name="P1"><text:span text:style-name="T16">22</text:span></text:p>
          </draw:text-box>
        </draw:frame>
        <presentation:notes draw:style-name="dp2">
          <draw:page-thumbnail draw:name="Google Shape;156;g2ab7efb8ebc_1_99:notes" draw:style-name="gr1" draw:layer="layout" svg:width="16.933cm" svg:height="9.524cm" svg:x="1.059cm" svg:y="1.905cm" draw:page-number="8" presentation:class="page"/>
          <draw:frame draw:name="Google Shape;157;g2ab7efb8ebc_1_99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ommendations" draw:style-name="dp1" draw:master-page-name="TITLE_5f_ONLY" presentation:presentation-page-layout-name="AL3T19">
        <draw:frame draw:name="Google Shape;193;p33" presentation:style-name="pr7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ecommendations</text:span></text:p>
          </draw:text-box>
        </draw:frame>
        <draw:g draw:name="Google Shape;194;p33">
          <draw:custom-shape draw:name="Google Shape;195;p33" draw:style-name="gr2" draw:text-style-name="P9" draw:layer="layout" svg:width="16.087cm" svg:height="2.22cm" svg:x="8.132cm" svg:y="3.483cm">
            <text:p text:style-name="P5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96;p33" draw:style-name="gr5" draw:text-style-name="P18" draw:layer="layout" svg:width="8.487cm" svg:height="2.22cm" svg:x="1.18cm" svg:y="3.483cm">
            <text:p text:style-name="P5"/>
            <draw:enhanced-geometry draw:mirror-horizontal="false" draw:mirror-vertical="false" draw:text-areas="0 0 ?f5 ?f8" svg:viewBox="0 0 0 0" draw:type="ooxml-homePlate" draw:modifiers="26719" draw:enhanced-path="M 0 0 L ?f4 0 ?f9 ?f7 ?f4 ?f8 0 ?f8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(?f4 +logwidth)/2"/>
              <draw:equation draw:name="f6" draw:formula="?f4 *1/2"/>
              <draw:equation draw:name="f7" draw:formula="logheight/2"/>
              <draw:equation draw:name="f8" draw:formula="logheight"/>
              <draw:equation draw:name="f9" draw:formula="logwidth"/>
              <draw:handle draw:handle-position="?f4 0" draw:handle-range-x-maximum="?f1" draw:handle-range-x-minimum="0"/>
            </draw:enhanced-geometry>
          </draw:custom-shape>
        </draw:g>
        <draw:frame draw:name="Google Shape;197;p33" presentation:style-name="pr24" draw:text-style-name="P8" draw:layer="layout" svg:width="6.728cm" svg:height="2.219cm" svg:x="1.499cm" svg:y="3.484cm" presentation:class="outline" presentation:user-transformed="true">
          <draw:text-box>
            <text:p text:style-name="P5"><text:span text:style-name="T5">Deliverable 1</text:span></text:p>
          </draw:text-box>
        </draw:frame>
        <draw:frame draw:name="Google Shape;198;p33" presentation:style-name="pr24" draw:text-style-name="P8" draw:layer="layout" svg:width="14.198cm" svg:height="2.219cm" svg:x="9.668cm" svg:y="3.484cm" presentation:class="outline" presentation:user-transformed="true">
          <draw:text-box>
            <text:list text:style-name="L10">
              <text:list-item>
                <text:p text:style-name="P7"><text:span text:style-name="T5">a</text:span></text:p>
              </text:list-item>
            </text:list>
          </draw:text-box>
        </draw:frame>
        <draw:g draw:name="Google Shape;199;p33">
          <draw:custom-shape draw:name="Google Shape;200;p33" draw:style-name="gr2" draw:text-style-name="P9" draw:layer="layout" svg:width="16.087cm" svg:height="2.22cm" svg:x="8.132cm" svg:y="5.909cm">
            <text:p text:style-name="P5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01;p33" draw:style-name="gr5" draw:text-style-name="P18" draw:layer="layout" svg:width="8.487cm" svg:height="2.22cm" svg:x="1.18cm" svg:y="5.909cm">
            <text:p text:style-name="P5"/>
            <draw:enhanced-geometry draw:mirror-horizontal="false" draw:mirror-vertical="false" draw:text-areas="0 0 ?f5 ?f8" svg:viewBox="0 0 0 0" draw:type="ooxml-homePlate" draw:modifiers="26719" draw:enhanced-path="M 0 0 L ?f4 0 ?f9 ?f7 ?f4 ?f8 0 ?f8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(?f4 +logwidth)/2"/>
              <draw:equation draw:name="f6" draw:formula="?f4 *1/2"/>
              <draw:equation draw:name="f7" draw:formula="logheight/2"/>
              <draw:equation draw:name="f8" draw:formula="logheight"/>
              <draw:equation draw:name="f9" draw:formula="logwidth"/>
              <draw:handle draw:handle-position="?f4 0" draw:handle-range-x-maximum="?f1" draw:handle-range-x-minimum="0"/>
            </draw:enhanced-geometry>
          </draw:custom-shape>
        </draw:g>
        <draw:frame draw:name="Google Shape;202;p33" presentation:style-name="pr24" draw:text-style-name="P8" draw:layer="layout" svg:width="6.728cm" svg:height="2.219cm" svg:x="1.499cm" svg:y="5.91cm" presentation:class="outline" presentation:user-transformed="true">
          <draw:text-box>
            <text:p text:style-name="P5"><text:span text:style-name="T5">Deliverable 2</text:span></text:p>
          </draw:text-box>
        </draw:frame>
        <draw:frame draw:name="Google Shape;203;p33" presentation:style-name="pr24" draw:text-style-name="P8" draw:layer="layout" svg:width="14.198cm" svg:height="2.219cm" svg:x="9.668cm" svg:y="5.91cm" presentation:class="outline" presentation:user-transformed="true">
          <draw:text-box>
            <text:list text:style-name="L10">
              <text:list-item>
                <text:p text:style-name="P7"><text:span text:style-name="T5">b</text:span></text:p>
              </text:list-item>
            </text:list>
          </draw:text-box>
        </draw:frame>
        <draw:g draw:name="Google Shape;204;p33">
          <draw:custom-shape draw:name="Google Shape;205;p33" draw:style-name="gr2" draw:text-style-name="P9" draw:layer="layout" svg:width="16.087cm" svg:height="2.22cm" svg:x="8.132cm" svg:y="8.335cm">
            <text:p text:style-name="P5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06;p33" draw:style-name="gr5" draw:text-style-name="P18" draw:layer="layout" svg:width="8.487cm" svg:height="2.22cm" svg:x="1.18cm" svg:y="8.335cm">
            <text:p text:style-name="P5"/>
            <draw:enhanced-geometry draw:mirror-horizontal="false" draw:mirror-vertical="false" draw:text-areas="0 0 ?f5 ?f8" svg:viewBox="0 0 0 0" draw:type="ooxml-homePlate" draw:modifiers="26719" draw:enhanced-path="M 0 0 L ?f4 0 ?f9 ?f7 ?f4 ?f8 0 ?f8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(?f4 +logwidth)/2"/>
              <draw:equation draw:name="f6" draw:formula="?f4 *1/2"/>
              <draw:equation draw:name="f7" draw:formula="logheight/2"/>
              <draw:equation draw:name="f8" draw:formula="logheight"/>
              <draw:equation draw:name="f9" draw:formula="logwidth"/>
              <draw:handle draw:handle-position="?f4 0" draw:handle-range-x-maximum="?f1" draw:handle-range-x-minimum="0"/>
            </draw:enhanced-geometry>
          </draw:custom-shape>
        </draw:g>
        <draw:frame draw:name="Google Shape;207;p33" presentation:style-name="pr24" draw:text-style-name="P8" draw:layer="layout" svg:width="6.728cm" svg:height="2.219cm" svg:x="1.499cm" svg:y="8.335cm" presentation:class="outline" presentation:user-transformed="true">
          <draw:text-box>
            <text:p text:style-name="P5"><text:span text:style-name="T5">Deliverable 3</text:span></text:p>
          </draw:text-box>
        </draw:frame>
        <draw:frame draw:name="Google Shape;208;p33" presentation:style-name="pr24" draw:text-style-name="P8" draw:layer="layout" svg:width="14.198cm" svg:height="2.219cm" svg:x="9.668cm" svg:y="8.345cm" presentation:class="outline" presentation:user-transformed="true">
          <draw:text-box>
            <text:list text:style-name="L10">
              <text:list-item>
                <text:p text:style-name="P7"><text:span text:style-name="T5">c</text:span></text:p>
              </text:list-item>
            </text:list>
          </draw:text-box>
        </draw:frame>
        <draw:g draw:name="Google Shape;209;p33">
          <draw:custom-shape draw:name="Google Shape;210;p33" draw:style-name="gr2" draw:text-style-name="P9" draw:layer="layout" svg:width="16.087cm" svg:height="2.22cm" svg:x="8.132cm" svg:y="10.761cm">
            <text:p text:style-name="P5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11;p33" draw:style-name="gr5" draw:text-style-name="P18" draw:layer="layout" svg:width="8.487cm" svg:height="2.22cm" svg:x="1.18cm" svg:y="10.761cm">
            <text:p text:style-name="P5"/>
            <draw:enhanced-geometry draw:mirror-horizontal="false" draw:mirror-vertical="false" draw:text-areas="0 0 ?f5 ?f8" svg:viewBox="0 0 0 0" draw:type="ooxml-homePlate" draw:modifiers="26719" draw:enhanced-path="M 0 0 L ?f4 0 ?f9 ?f7 ?f4 ?f8 0 ?f8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(?f4 +logwidth)/2"/>
              <draw:equation draw:name="f6" draw:formula="?f4 *1/2"/>
              <draw:equation draw:name="f7" draw:formula="logheight/2"/>
              <draw:equation draw:name="f8" draw:formula="logheight"/>
              <draw:equation draw:name="f9" draw:formula="logwidth"/>
              <draw:handle draw:handle-position="?f4 0" draw:handle-range-x-maximum="?f1" draw:handle-range-x-minimum="0"/>
            </draw:enhanced-geometry>
          </draw:custom-shape>
        </draw:g>
        <draw:frame draw:name="Google Shape;212;p33" presentation:style-name="pr24" draw:text-style-name="P8" draw:layer="layout" svg:width="6.728cm" svg:height="2.219cm" svg:x="1.499cm" svg:y="10.761cm" presentation:class="outline" presentation:user-transformed="true">
          <draw:text-box>
            <text:p text:style-name="P5"><text:span text:style-name="T5">Deliverable 4</text:span></text:p>
          </draw:text-box>
        </draw:frame>
        <draw:frame draw:name="Google Shape;213;p33" presentation:style-name="pr24" draw:text-style-name="P8" draw:layer="layout" svg:width="14.198cm" svg:height="2.219cm" svg:x="9.668cm" svg:y="10.768cm" presentation:class="outline" presentation:user-transformed="true">
          <draw:text-box>
            <text:list text:style-name="L10">
              <text:list-item>
                <text:p text:style-name="P7"><text:span text:style-name="T5">d</text:span></text:p>
              </text:list-item>
            </text:list>
          </draw:text-box>
        </draw:frame>
        <presentation:notes draw:style-name="dp2">
          <draw:page-thumbnail draw:name="Google Shape;190;g2ab7efb8ebc_1_132:notes" draw:style-name="gr1" draw:layer="layout" svg:width="16.933cm" svg:height="9.524cm" svg:x="1.059cm" svg:y="1.905cm" draw:page-number="9" presentation:class="page"/>
          <draw:frame draw:name="Google Shape;191;g2ab7efb8ebc_1_132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meline" draw:style-name="dp1" draw:master-page-name="TITLE_5f_ONLY" presentation:presentation-page-layout-name="AL3T19">
        <draw:frame draw:name="Google Shape;218;p34" draw:style-name="standard" draw:layer="layout" svg:width="22.319cm" svg:height="9.09cm" svg:x="1.345cm" svg:y="3.377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17">Jan</text:span></text:p>
              </table:table-cell>
              <table:table-cell>
                <text:p text:style-name="P1"><text:span text:style-name="T17">Feb</text:span></text:p>
              </table:table-cell>
              <table:table-cell>
                <text:p text:style-name="P1"><text:span text:style-name="T17">Mar</text:span></text:p>
              </table:table-cell>
              <table:table-cell>
                <text:p text:style-name="P1"><text:span text:style-name="T17">Apr</text:span></text:p>
              </table:table-cell>
              <table:table-cell>
                <text:p text:style-name="P1"><text:span text:style-name="T17">May</text:span></text:p>
              </table:table-cell>
              <table:table-cell>
                <text:p text:style-name="P1"><text:span text:style-name="T17">Jun</text:span></text:p>
              </table:table-cell>
              <table:table-cell>
                <text:p text:style-name="P1"><text:span text:style-name="T17">Jul</text:span></text:p>
              </table:table-cell>
              <table:table-cell>
                <text:p text:style-name="P1"><text:span text:style-name="T17">Jul</text:span></text:p>
              </table:table-cell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name="Google Shape;219;p34" presentation:style-name="pr7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imeline</text:span></text:p>
          </draw:text-box>
        </draw:frame>
        <draw:custom-shape draw:name="Google Shape;220;p34" draw:style-name="gr6" draw:text-style-name="P19" draw:layer="layout" svg:width="7.977cm" svg:height="1.27cm" svg:x="1.359cm" svg:y="4.846cm">
          <text:p text:style-name="P5"/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frame draw:name="Google Shape;221;p34" presentation:style-name="pr8" draw:text-style-name="P8" draw:layer="layout" svg:width="7.134cm" svg:height="1.27cm" svg:x="1.57cm" svg:y="4.846cm" presentation:class="outline" presentation:user-transformed="true">
          <draw:text-box>
            <text:p text:style-name="P11"><text:span text:style-name="T5">Deployment</text:span></text:p>
          </draw:text-box>
        </draw:frame>
        <draw:custom-shape draw:name="Google Shape;222;p34" draw:style-name="gr2" draw:text-style-name="P9" draw:layer="layout" svg:width="13.344cm" svg:height="1.27cm" svg:x="9.88cm" svg:y="4.846cm">
          <text:p text:style-name="P5"/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frame draw:name="Google Shape;223;p34" presentation:style-name="pr8" draw:text-style-name="P8" draw:layer="layout" svg:width="12.428cm" svg:height="1.27cm" svg:x="10.092cm" svg:y="4.823cm" presentation:class="outline" presentation:user-transformed="true">
          <draw:text-box>
            <text:p text:style-name="P11"><text:span text:style-name="T5">In-production services</text:span></text:p>
          </draw:text-box>
        </draw:frame>
        <draw:frame draw:name="Google Shape;224;p34" presentation:style-name="pr8" draw:text-style-name="P8" draw:layer="layout" svg:width="5.583cm" svg:height="1.27cm" svg:x="7.193cm" svg:y="6.468cm" presentation:class="outline" presentation:user-transformed="true">
          <draw:text-box>
            <text:p text:style-name="P11"><text:span text:style-name="T18">Global go-live</text:span></text:p>
          </draw:text-box>
        </draw:frame>
        <draw:g draw:name="Google Shape;225;p34">
          <draw:custom-shape draw:name="Google Shape;226;p34" draw:style-name="gr5" draw:text-style-name="P18" draw:layer="layout" svg:width="6.872cm" svg:height="1.226cm" svg:x="12.492cm" svg:y="8.112cm">
            <text:p text:style-name="P5"/>
            <draw:enhanced-geometry draw:mirror-horizontal="false" draw:mirror-vertical="false" draw:text-areas="0 0 ?f5 ?f8" svg:viewBox="0 0 0 0" draw:type="ooxml-homePlate" draw:modifiers="50000" draw:enhanced-path="M 0 0 L ?f4 0 ?f9 ?f7 ?f4 ?f8 0 ?f8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(?f4 +logwidth)/2"/>
              <draw:equation draw:name="f6" draw:formula="?f4 *1/2"/>
              <draw:equation draw:name="f7" draw:formula="logheight/2"/>
              <draw:equation draw:name="f8" draw:formula="logheight"/>
              <draw:equation draw:name="f9" draw:formula="logwidth"/>
              <draw:handle draw:handle-position="?f4 0" draw:handle-range-x-maximum="?f1" draw:handle-range-x-minimum="0"/>
            </draw:enhanced-geometry>
          </draw:custom-shape>
          <draw:custom-shape draw:name="Google Shape;227;p34" draw:style-name="gr5" draw:text-style-name="P18" draw:layer="layout" svg:width="1.346cm" svg:height="1.226cm" svg:x="18.903cm" svg:y="8.112cm">
            <text:p text:style-name="P5"/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Google Shape;228;p34" draw:style-name="gr5" draw:text-style-name="P18" draw:layer="layout" svg:width="1.346cm" svg:height="1.226cm" svg:x="19.791cm" svg:y="8.112cm">
            <text:p text:style-name="P5"/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Google Shape;229;p34" draw:style-name="gr5" draw:text-style-name="P18" draw:layer="layout" svg:width="1.346cm" svg:height="1.226cm" svg:x="20.679cm" svg:y="8.112cm">
            <text:p text:style-name="P5"/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draw:frame draw:name="Google Shape;230;p34" presentation:style-name="pr8" draw:text-style-name="P8" draw:layer="layout" svg:width="7.134cm" svg:height="1.27cm" svg:x="12.704cm" svg:y="8.09cm" presentation:class="outline" presentation:user-transformed="true">
          <draw:text-box>
            <text:p text:style-name="P11"><text:span text:style-name="T5">Advanced projects</text:span></text:p>
          </draw:text-box>
        </draw:frame>
        <draw:frame draw:name="Google Shape;231;p34" presentation:style-name="pr8" draw:text-style-name="P8" draw:layer="layout" svg:width="9.533cm" svg:height="2.798cm" svg:x="12.492cm" svg:y="9.361cm" presentation:class="outline" presentation:user-transformed="true">
          <draw:text-box>
            <text:list text:style-name="L14">
              <text:list-item>
                <text:p text:style-name="P7"><text:span text:style-name="T18">Example 1</text:span></text:p>
              </text:list-item>
              <text:list-item>
                <text:p text:style-name="P7"><text:span text:style-name="T18">Example 2</text:span></text:p>
              </text:list-item>
            </text:list>
          </draw:text-box>
        </draw:frame>
        <presentation:notes draw:style-name="dp2">
          <draw:page-thumbnail draw:name="Google Shape;215;g2ab7efb8ebc_1_156:notes" draw:style-name="gr1" draw:layer="layout" svg:width="16.933cm" svg:height="9.524cm" svg:x="1.059cm" svg:y="1.905cm" draw:page-number="10" presentation:class="page"/>
          <draw:frame draw:name="Google Shape;216;g2ab7efb8ebc_1_156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lt;Recap slide; show team if needed&gt;" draw:style-name="dp1" draw:master-page-name="BLANK">
        <draw:custom-shape draw:name="Google Shape;236;p35" draw:style-name="gr2" draw:text-style-name="P9" draw:layer="layout" svg:width="25.447cm" svg:height="6.901cm" svg:x="0cm" svg:y="0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7;p35" presentation:style-name="pr20" draw:text-style-name="P6" draw:layer="layout" svg:width="23.667cm" svg:height="2.037cm" svg:x="0.866cm" svg:y="1.035cm" presentation:class="title" presentation:user-transformed="true">
          <draw:text-box>
            <text:p text:style-name="P1"><text:span text:style-name="T19">&lt;Recap slide; show team if needed&gt;</text:span></text:p>
          </draw:text-box>
        </draw:frame>
        <draw:frame draw:name="Google Shape;238;p35" presentation:style-name="pr21" draw:text-style-name="P8" draw:layer="layout" svg:width="6.047cm" svg:height="1.211cm" svg:x="0.458cm" svg:y="8.636cm" presentation:class="outline" presentation:user-transformed="true">
          <draw:text-box>
            <text:p text:style-name="P20"><text:span text:style-name="T20">CEO</text:span></text:p>
          </draw:text-box>
        </draw:frame>
        <draw:custom-shape draw:name="Google Shape;239;p35" draw:style-name="gr7" draw:text-style-name="P21" draw:layer="layout" svg:width="0.752cm" svg:height="0.001cm" svg:x="3.106cm" svg:y="9.894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40;p35" presentation:style-name="pr21" draw:text-style-name="P8" draw:layer="layout" svg:width="6.047cm" svg:height="3.204cm" svg:x="0.458cm" svg:y="10.116cm" presentation:class="outline" presentation:user-transformed="true">
          <draw:text-box>
            <text:p text:style-name="P20"><text:span text:style-name="T21">1</text:span></text:p>
          </draw:text-box>
        </draw:frame>
        <draw:frame draw:name="Google Shape;241;p35" presentation:style-name="pr21" draw:text-style-name="P8" draw:layer="layout" svg:width="6.047cm" svg:height="1.211cm" svg:x="6.596cm" svg:y="8.636cm" presentation:class="outline" presentation:user-transformed="true">
          <draw:text-box>
            <text:p text:style-name="P20"><text:span text:style-name="T20">CFO</text:span></text:p>
          </draw:text-box>
        </draw:frame>
        <draw:custom-shape draw:name="Google Shape;242;p35" draw:style-name="gr7" draw:text-style-name="P21" draw:layer="layout" svg:width="0.752cm" svg:height="0.001cm" svg:x="9.244cm" svg:y="9.894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43;p35" presentation:style-name="pr21" draw:text-style-name="P8" draw:layer="layout" svg:width="6.047cm" svg:height="3.204cm" svg:x="6.596cm" svg:y="10.116cm" presentation:class="outline" presentation:user-transformed="true">
          <draw:text-box>
            <text:p text:style-name="P20"><text:span text:style-name="T21">2</text:span></text:p>
          </draw:text-box>
        </draw:frame>
        <draw:frame draw:name="Google Shape;244;p35" presentation:style-name="pr21" draw:text-style-name="P8" draw:layer="layout" svg:width="6.047cm" svg:height="1.211cm" svg:x="12.734cm" svg:y="8.636cm" presentation:class="outline" presentation:user-transformed="true">
          <draw:text-box>
            <text:p text:style-name="P20"><text:span text:style-name="T20">CTO</text:span></text:p>
          </draw:text-box>
        </draw:frame>
        <draw:custom-shape draw:name="Google Shape;245;p35" draw:style-name="gr7" draw:text-style-name="P21" draw:layer="layout" svg:width="0.752cm" svg:height="0.001cm" svg:x="15.428cm" svg:y="9.894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46;p35" presentation:style-name="pr21" draw:text-style-name="P8" draw:layer="layout" svg:width="6.047cm" svg:height="3.204cm" svg:x="12.734cm" svg:y="10.116cm" presentation:class="outline" presentation:user-transformed="true">
          <draw:text-box>
            <text:p text:style-name="P20"><text:span text:style-name="T21">3</text:span></text:p>
          </draw:text-box>
        </draw:frame>
        <draw:frame draw:name="Google Shape;247;p35" presentation:style-name="pr21" draw:text-style-name="P8" draw:layer="layout" svg:width="6.047cm" svg:height="1.211cm" svg:x="18.872cm" svg:y="8.636cm" presentation:class="outline" presentation:user-transformed="true">
          <draw:text-box>
            <text:p text:style-name="P20"><text:span text:style-name="T20">CPO</text:span></text:p>
          </draw:text-box>
        </draw:frame>
        <draw:custom-shape draw:name="Google Shape;248;p35" draw:style-name="gr7" draw:text-style-name="P21" draw:layer="layout" svg:width="0.752cm" svg:height="0.001cm" svg:x="21.52cm" svg:y="9.894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49;p35" presentation:style-name="pr21" draw:text-style-name="P8" draw:layer="layout" svg:width="6.047cm" svg:height="3.204cm" svg:x="18.872cm" svg:y="10.116cm" presentation:class="outline" presentation:user-transformed="true">
          <draw:text-box>
            <text:p text:style-name="P20"><text:span text:style-name="T21">4</text:span></text:p>
          </draw:text-box>
        </draw:frame>
        <presentation:notes draw:style-name="dp2">
          <draw:page-thumbnail draw:name="Google Shape;233;g2ab7efb8ebc_1_173:notes" draw:style-name="gr1" draw:layer="layout" svg:width="16.933cm" svg:height="9.524cm" svg:x="1.059cm" svg:y="1.905cm" draw:page-number="11" presentation:class="page"/>
          <draw:frame draw:name="Google Shape;234;g2ab7efb8ebc_1_173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verage" svg:font-family="Average"/>
    <style:font-face style:name="Oswald" svg:font-family="Oswa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7474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37474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37474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e0e0e0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37474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37474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37474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37474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draw:background-size="border" draw:fill="solid" draw:fill-color="#e0e0e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53cm" svg:stroke-color="#37474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12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4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5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7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18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0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21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3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24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cacaca" style:text-line-through-style="none" style:text-line-through-type="none" style:text-position="0% 100%" style:font-name="Average" fo:font-size="10pt" fo:letter-spacing="normal" fo:font-style="normal" style:text-underline-style="none" fo:font-weight="normal" style:font-name-asian="Average" style:font-size-asian="10pt" style:font-style-asian="normal" style:font-weight-asian="normal" style:font-name-complex="Average" style:font-size-complex="10pt" style:font-style-complex="normal" style:font-weight-complex="normal"/>
    </style:style>
    <style:style style:name="MT2" style:family="text">
      <style:text-properties fo:font-variant="normal" fo:text-transform="none" fo:color="#37474f" style:text-line-through-style="none" style:text-line-through-type="none" style:text-position="0% 100%" style:font-name="Average" fo:font-size="10pt" fo:letter-spacing="normal" fo:font-style="normal" style:text-underline-style="none" fo:font-weight="normal" style:font-name-asian="Average" style:font-size-asian="10pt" style:font-style-asian="normal" style:font-weight-asian="normal" style:font-name-complex="Average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55;p14">
        <draw:custom-shape draw:name="Google Shape;56;p14" draw:style-name="Mgr3" draw:text-style-name="MP5" draw:layer="layout" svg:width="0.292cm" svg:height="0.292cm" svg:x="12.553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7;p14" draw:style-name="Mgr3" draw:text-style-name="MP5" draw:layer="layout" svg:width="0.292cm" svg:height="0.292cm" svg:x="13.023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8;p14" draw:style-name="Mgr3" draw:text-style-name="MP5" draw:layer="layout" svg:width="0.292cm" svg:height="0.292cm" svg:x="12.084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59;p14" presentation:style-name="TITLE-title" draw:layer="backgroundobjects" svg:width="21.67cm" svg:height="4.805cm" svg:x="1.865cm" svg:y="2.752cm" presentation:class="title" presentation:placeholder="true" presentation:user-transformed="true">
        <draw:text-box/>
      </draw:frame>
      <draw:frame draw:name="Google Shape;61;p14" presentation:style-name="Mpr1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66;p16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67;p16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68;p16" presentation:style-name="Mpr4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frame draw:name="Google Shape;75;p18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76;p18" presentation:style-name="Mpr7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2">
      <draw:frame draw:name="Google Shape;82;p20" presentation:style-name="MAIN_5f_POINT-title" draw:layer="backgroundobjects" svg:width="17.297cm" svg:height="11.362cm" svg:x="1.362cm" svg:y="1.462cm" presentation:class="title" presentation:placeholder="true" presentation:user-transformed="true">
        <draw:text-box/>
      </draw:frame>
      <draw:frame draw:name="Google Shape;83;p20" presentation:style-name="Mpr10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63;p15" presentation:style-name="SECTION_5f_HEADER-title" draw:layer="backgroundobjects" svg:width="21.811cm" svg:height="2.391cm" svg:x="1.865cm" svg:y="5.948cm" presentation:class="title" presentation:placeholder="true" presentation:user-transformed="true">
        <draw:text-box/>
      </draw:frame>
      <draw:frame draw:name="Google Shape;64;p15" presentation:style-name="Mpr13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85;p21" draw:style-name="Mgr3" draw:text-style-name="MP5" draw:layer="backgroundobjects" svg:width="12.699cm" svg:height="14.287cm" svg:x="12.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6;p21" draw:style-name="Mgr4" draw:text-style-name="MP8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87;p21" presentation:style-name="SECTION_5f_TITLE_5f_AND_5f_DESCRIPTION-title" draw:layer="backgroundobjects" svg:width="11.236cm" svg:height="4.75cm" svg:x="0.738cm" svg:y="3.004cm" presentation:class="title" presentation:placeholder="true" presentation:user-transformed="true">
        <draw:text-box/>
      </draw:frame>
      <draw:frame draw:name="Google Shape;89;p21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90;p21" presentation:style-name="Mpr16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70;p17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71;p17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72;p17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73;p17" presentation:style-name="Mpr19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99;p24" presentation:style-name="Mpr22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17"/>
    <meta:generator>LibreOfficeDev/6.0.5.2$Linux_X86_64 LibreOffice_project/</meta:generator>
  </office:meta>
</office:document-meta>
</file>